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mmyString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StringConvertor.convertToString( Object value , Locale locale , Convertor . FormatCache forma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StringConvertor.convertFromString( String value , Locale locale , Convertor . FormatCache forma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